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HK" svg:font-family="'Noto Sans HK'" style:font-family-generic="system" style:font-pitch="variable"/>
    <style:font-face style:name="Noto Serif TC" svg:font-family="'Noto Serif TC'" style:font-family-generic="system" style:font-pitch="variable"/>
    <style:font-face style:name="細明體" svg:font-family="細明體" style:font-family-generic="modern" style:font-pitch="fixed"/>
  </office:font-face-decls>
  <office:automatic-styles>
    <style:style style:name="P1" style:family="paragraph" style:parent-style-name="Standard">
      <style:paragraph-properties fo:line-height="100%"/>
      <style:text-properties style:font-name="Liberation Serif" fo:font-weight="bold" officeooo:rsid="000d607c" officeooo:paragraph-rsid="000d607c" style:font-weight-asian="bold" style:font-weight-complex="bold"/>
    </style:style>
    <style:style style:name="P2" style:family="paragraph" style:parent-style-name="Standard">
      <style:paragraph-properties fo:line-height="100%"/>
      <style:text-properties style:font-name="Liberation Serif" officeooo:rsid="000d607c" officeooo:paragraph-rsid="000d607c"/>
    </style:style>
    <style:style style:name="P3" style:family="paragraph" style:parent-style-name="Standard">
      <style:paragraph-properties fo:line-height="100%"/>
      <style:text-properties style:font-name="Liberation Serif" fo:font-weight="bold" officeooo:rsid="000e0c67" officeooo:paragraph-rsid="000e0c67" style:font-weight-asian="bold" style:font-weight-complex="bold"/>
    </style:style>
    <style:style style:name="P4" style:family="paragraph" style:parent-style-name="Standard">
      <style:paragraph-properties fo:line-height="100%"/>
      <style:text-properties style:font-name="Liberation Serif" officeooo:rsid="00101107" officeooo:paragraph-rsid="00101107"/>
    </style:style>
    <style:style style:name="P5" style:family="paragraph" style:parent-style-name="Standard">
      <style:paragraph-properties fo:line-height="100%"/>
      <style:text-properties style:font-name="Liberation Serif" fo:font-weight="normal" officeooo:rsid="001075b2" officeooo:paragraph-rsid="001075b2" style:font-weight-asian="normal" style:font-weight-complex="normal"/>
    </style:style>
    <style:style style:name="P6" style:family="paragraph" style:parent-style-name="Standard">
      <style:paragraph-properties fo:line-height="100%"/>
      <style:text-properties style:font-name="Liberation Serif" fo:font-weight="normal" officeooo:rsid="00107664" officeooo:paragraph-rsid="00107664" style:font-weight-asian="normal" style:font-weight-complex="normal"/>
    </style:style>
    <style:style style:name="P7" style:family="paragraph" style:parent-style-name="Standard">
      <style:paragraph-properties fo:line-height="100%"/>
      <style:text-properties style:font-name="Liberation Serif" fo:font-weight="normal" officeooo:rsid="001d8cb8" officeooo:paragraph-rsid="001d8cb8" style:font-weight-asian="normal" style:font-weight-complex="normal"/>
    </style:style>
    <style:style style:name="P8" style:family="paragraph" style:parent-style-name="Standard">
      <style:paragraph-properties fo:line-height="100%"/>
      <style:text-properties style:font-name="Liberation Serif" fo:font-weight="normal" officeooo:rsid="00124e4e" officeooo:paragraph-rsid="00124e4e" style:font-weight-asian="normal" style:font-weight-complex="normal"/>
    </style:style>
    <style:style style:name="P9" style:family="paragraph">
      <loext:graphic-properties draw:fill-color="#ffffff"/>
    </style:style>
    <style:style style:name="P10" style:family="paragraph">
      <style:paragraph-properties fo:text-align="center"/>
    </style:style>
    <style:style style:name="P11" style:family="paragraph" style:parent-style-name="Frame_20_contents">
      <style:text-properties officeooo:rsid="001d8cb8" officeooo:paragraph-rsid="001d8cb8"/>
    </style:style>
    <style:style style:name="P12" style:family="paragraph">
      <loext:graphic-properties draw:fill="none" draw:fill-color="#ffffff"/>
      <style:text-properties fo:color="#000000" loext:opacity="100%" fo:font-size="20pt"/>
    </style:style>
    <style:style style:name="P13" style:family="paragraph">
      <style:text-properties fo:font-size="15pt"/>
    </style:style>
    <style:style style:name="P14" style:family="paragraph">
      <loext:graphic-properties draw:fill="none" draw:fill-color="#ffffff"/>
      <style:text-properties fo:color="#000000" loext:opacity="100%" fo:font-size="15pt"/>
    </style:style>
    <style:style style:name="P15" style:family="paragraph" style:parent-style-name="Standard">
      <style:paragraph-properties fo:line-height="100%"/>
      <style:text-properties style:font-name="Liberation Serif" fo:font-weight="normal" officeooo:rsid="001d3db6" officeooo:paragraph-rsid="001d3db6" style:font-weight-asian="normal" style:font-weight-complex="normal"/>
    </style:style>
    <style:style style:name="P16" style:family="paragraph" style:parent-style-name="Standard">
      <style:paragraph-properties fo:line-height="100%"/>
      <style:text-properties style:font-name="Liberation Serif" fo:font-weight="normal" officeooo:rsid="00124e4e" officeooo:paragraph-rsid="001d8cb8" style:font-weight-asian="normal" style:font-weight-complex="normal"/>
    </style:style>
    <style:style style:name="P17" style:family="paragraph" style:parent-style-name="Frame_20_contents">
      <style:paragraph-properties fo:margin-left="0in" fo:margin-right="0in" fo:text-indent="0in" style:auto-text-indent="false" style:writing-mode="lr-tb"/>
    </style:style>
    <style:style style:name="P18" style:family="paragraph" style:parent-style-name="Standard">
      <style:paragraph-properties fo:line-height="100%"/>
      <style:text-properties style:font-name="Liberation Serif" fo:font-weight="normal" officeooo:rsid="001dd54e" officeooo:paragraph-rsid="001dd54e" style:font-weight-asian="normal" style:font-weight-complex="normal"/>
    </style:style>
    <style:style style:name="P19" style:family="paragraph" style:parent-style-name="Standard">
      <style:paragraph-properties fo:line-height="100%"/>
      <style:text-properties style:font-name="Liberation Serif" fo:font-weight="normal" officeooo:rsid="001e99a2" officeooo:paragraph-rsid="001e99a2" style:font-weight-asian="normal" style:font-weight-complex="normal"/>
    </style:style>
    <style:style style:name="P20" style:family="paragraph" style:parent-style-name="Standard">
      <style:paragraph-properties fo:line-height="100%"/>
      <style:text-properties style:font-name="Liberation Serif" fo:font-weight="normal" officeooo:rsid="001d3db6" officeooo:paragraph-rsid="001e99a2" style:font-weight-asian="normal" style:font-weight-complex="normal"/>
    </style:style>
    <style:style style:name="P21" style:family="paragraph" style:parent-style-name="Standard">
      <style:paragraph-properties fo:line-height="100%"/>
      <style:text-properties style:font-name="Liberation Serif" fo:font-weight="normal" officeooo:rsid="00124e4e" officeooo:paragraph-rsid="001e99a2" style:font-weight-asian="normal" style:font-weight-complex="normal"/>
    </style:style>
    <style:style style:name="P22" style:family="paragraph" style:parent-style-name="Standard">
      <style:paragraph-properties fo:line-height="100%"/>
      <style:text-properties style:font-name="Liberation Serif" fo:font-weight="bold" officeooo:rsid="000e0c67" officeooo:paragraph-rsid="001d3db6" style:font-weight-asian="bold" style:font-weight-complex="bold"/>
    </style:style>
    <style:style style:name="P23" style:family="paragraph" style:parent-style-name="Standard">
      <style:paragraph-properties fo:line-height="100%"/>
      <style:text-properties style:font-name="Liberation Serif" fo:font-weight="normal" officeooo:rsid="00109701" officeooo:paragraph-rsid="00109701" style:font-weight-asian="normal" style:font-weight-complex="normal"/>
    </style:style>
    <style:style style:name="P24" style:family="paragraph" style:parent-style-name="Standard">
      <style:paragraph-properties fo:line-height="100%"/>
      <style:text-properties style:font-name="Liberation Serif" fo:font-weight="normal" officeooo:rsid="001392f2" officeooo:paragraph-rsid="001392f2" style:font-weight-asian="normal" style:font-weight-complex="normal"/>
    </style:style>
    <style:style style:name="P25" style:family="paragraph" style:parent-style-name="Standard">
      <style:paragraph-properties fo:line-height="100%"/>
      <style:text-properties style:font-name="Liberation Serif" fo:font-weight="normal" officeooo:paragraph-rsid="001392f2"/>
    </style:style>
    <style:style style:name="P26" style:family="paragraph" style:parent-style-name="Standard">
      <style:paragraph-properties fo:line-height="100%"/>
      <style:text-properties style:font-name="Liberation Serif" fo:font-weight="normal" officeooo:rsid="00164b8d" officeooo:paragraph-rsid="00164b8d" style:font-weight-asian="normal" style:font-weight-complex="normal"/>
    </style:style>
    <style:style style:name="P27" style:family="paragraph" style:parent-style-name="Standard">
      <style:paragraph-properties fo:line-height="100%"/>
      <style:text-properties style:font-name="Liberation Serif" fo:font-weight="normal" officeooo:rsid="00173355" officeooo:paragraph-rsid="00173355" style:font-weight-asian="normal" style:font-weight-complex="normal"/>
    </style:style>
    <style:style style:name="P28" style:family="paragraph" style:parent-style-name="Standard">
      <style:paragraph-properties fo:line-height="100%"/>
      <style:text-properties style:font-name="Liberation Serif" fo:font-weight="normal" officeooo:rsid="000e0c67" officeooo:paragraph-rsid="000e0c67" style:font-weight-asian="normal" style:font-weight-complex="normal"/>
    </style:style>
    <style:style style:name="P29" style:family="paragraph" style:parent-style-name="Standard">
      <style:paragraph-properties fo:line-height="100%"/>
      <style:text-properties style:font-name="Liberation Serif" fo:font-weight="normal" officeooo:rsid="0019f6fa" officeooo:paragraph-rsid="0019f6fa" style:font-weight-asian="normal" style:font-weight-complex="normal"/>
    </style:style>
    <style:style style:name="P30" style:family="paragraph" style:parent-style-name="Standard">
      <style:paragraph-properties fo:line-height="100%"/>
      <style:text-properties style:font-name="Liberation Serif" fo:font-weight="normal" officeooo:rsid="001aa26a" officeooo:paragraph-rsid="001aa26a" style:font-weight-asian="normal" style:font-weight-complex="normal"/>
    </style:style>
    <style:style style:name="T1" style:family="text">
      <style:text-properties officeooo:rsid="00101107"/>
    </style:style>
    <style:style style:name="T2" style:family="text">
      <style:text-properties officeooo:rsid="00107664"/>
    </style:style>
    <style:style style:name="T3" style:family="text">
      <style:text-properties fo:color="#000000" loext:opacity="100%" fo:font-size="20pt"/>
    </style:style>
    <style:style style:name="T4" style:family="text">
      <style:text-properties fo:color="#000000" loext:opacity="100%" fo:font-size="15pt"/>
    </style:style>
    <style:style style:name="T5" style:family="text">
      <style:text-properties officeooo:rsid="001d8cb8"/>
    </style:style>
    <style:style style:name="T6" style:family="text">
      <style:text-properties officeooo:rsid="00156322"/>
    </style:style>
    <style:style style:name="T7" style:family="text">
      <style:text-properties officeooo:rsid="001392f2" style:font-weight-asian="normal" style:font-weight-complex="normal"/>
    </style:style>
    <style:style style:name="T8" style:family="text">
      <style:text-properties style:use-window-font-color="true" loext:opacity="0%" fo:font-size="12pt" fo:background-color="#1f1f1f" loext:char-shading-value="0" style:font-size-asian="12pt" style:font-size-complex="12pt"/>
    </style:style>
    <style:style style:name="T9" style:family="text">
      <style:text-properties style:use-window-font-color="true" loext:opacity="0%" fo:font-size="12pt" officeooo:rsid="0015761d" fo:background-color="#1f1f1f" loext:char-shading-value="0" style:font-size-asian="12pt" style:font-size-complex="12pt"/>
    </style:style>
    <style:style style:name="T10" style:family="text">
      <style:text-properties officeooo:rsid="00173355"/>
    </style:style>
    <style:style style:name="T11" style:family="text">
      <style:text-properties officeooo:rsid="001bd4b8"/>
    </style:style>
    <style:style style:name="gr1" style:family="graphic">
      <style:graphic-properties draw:fill-color="#ffffff" draw:textarea-horizontal-align="justify" draw:textarea-vertical-align="middle" draw:auto-grow-height="false" fo:min-height="0.3654in" fo:min-width="5.3209in" loext:decorative="false" fo:margin-left="0in" fo:margin-right="0in" fo:margin-top="0in" fo:margin-bottom="0in" style:run-through="foreground" style:wrap="run-through" style:number-wrapped-paragraphs="no-limit" style:vertical-pos="from-top" style:vertical-rel="paragraph" style:horizontal-pos="from-left" style:horizontal-rel="paragraph"/>
    </style:style>
    <style:style style:name="gr2" style:family="graphic">
      <style:graphic-properties draw:textarea-vertical-align="middle" draw:auto-grow-height="false" fo:min-height="0.122in" fo:min-width="0.1654in" loext:decorative="false" style:run-through="foreground" style:wrap="run-through" style:number-wrapped-paragraphs="no-limit" style:vertical-pos="from-top" style:vertical-rel="paragraph" style:horizontal-pos="from-left" style:horizontal-rel="paragraph"/>
    </style:style>
    <style:style style:name="gr3" style:family="graphic" style:parent-style-name="Frame">
      <style:graphic-properties draw:textarea-horizontal-align="justify" draw:textarea-vertical-align="middle" draw:auto-grow-height="false" fo:min-height="0.3654in" fo:min-width="0.8917in"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2083in" fo:min-width="2.9917in"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325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auto-grow-height="false" fo:min-height="1.4335in" fo:min-width="1.0665in" fo:wrap-option="no-wrap" loext:decorative="false" style:run-through="foreground" style:wrap="run-through" style:number-wrapped-paragraphs="no-limit" style:vertical-pos="from-top" style:vertical-rel="paragraph" style:horizontal-pos="from-left" style:horizontal-rel="paragraph"/>
    </style:style>
    <style:style style:name="gr7" style:family="graphic">
      <style:graphic-properties draw:auto-grow-height="false" fo:min-height="1.4571in" fo:min-width="1.0736in" fo:wrap-option="no-wrap" loext:decorative="false" style:run-through="foreground" style:wrap="run-through" style:number-wrapped-paragraphs="no-limit" style:vertical-pos="from-top" style:vertical-rel="paragraph" style:horizontal-pos="from-left" style:horizontal-rel="paragraph"/>
    </style:style>
    <style:style style:name="gr8" style:family="graphic">
      <style:graphic-properties draw:auto-grow-height="false" fo:min-height="1.45in" fo:min-width="1.1in" fo:wrap-option="no-wrap" loext:decorative="fals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240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fill-color="#ffffff" draw:textarea-horizontal-align="justify" draw:textarea-vertical-align="middle" draw:auto-grow-height="false" fo:min-height="3.3654in" fo:min-width="5.3209in" loext:decorative="false" style:run-through="foreground" style:wrap="run-through" style:number-wrapped-paragraphs="no-limit" style:vertical-pos="from-top" style:horizontal-pos="from-left" style:horizontal-rel="paragraph"/>
    </style:style>
    <style:style style:name="gr11" style:family="graphic">
      <style:graphic-properties draw:fill-color="#ffffff" draw:textarea-horizontal-align="justify" draw:textarea-vertical-align="middle" draw:auto-grow-height="false" fo:min-height="0.3654in" fo:min-width="3.2957in" loext:decorative="false" fo:margin-left="0in" fo:margin-right="0in" fo:margin-top="0in" fo:margin-bottom="0in" style:run-through="foreground" style:wrap="run-through" style:number-wrapped-paragraphs="no-limit" style:vertical-pos="from-top" style:vertical-rel="paragraph" style:horizontal-pos="from-left" style:horizontal-rel="paragraph"/>
    </style:style>
    <style:style style:name="gr12" style:family="graphic" style:parent-style-name="Frame">
      <style:graphic-properties draw:textarea-horizontal-align="justify" draw:textarea-vertical-align="middle" draw:auto-grow-height="false" fo:min-height="0.3654in" fo:min-width="0.3083in" loext:decorative="false"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justify" draw:textarea-vertical-align="middle" draw:auto-grow-height="false" fo:min-height="0.2083in" fo:min-width="2.6835in" loext:decorative="false" style:run-through="foreground" style:wrap="run-through" style:number-wrapped-paragraphs="no-limit" style:vertical-pos="from-top" style:vertical-rel="paragraph" style:horizontal-pos="from-left" style:horizontal-rel="paragraph"/>
    </style:style>
    <style:style style:name="gr14" style:family="graphic">
      <style:graphic-properties draw:fill-color="#ffffff" draw:textarea-horizontal-align="justify" draw:textarea-vertical-align="middle" draw:auto-grow-height="false" fo:min-height="5.0346in" fo:min-width="3.3126in" loext:decorative="false" style:run-through="foreground" style:wrap="run-through" style:number-wrapped-paragraphs="no-limit" style:vertical-pos="from-top" style:horizontal-pos="from-left" style:horizontal-rel="paragraph"/>
    </style:style>
    <style:style style:name="gr15" style:family="graphic">
      <style:graphic-properties draw:stroke="none" svg:stroke-color="#000000" draw:fill="none" draw:fill-color="#ffffff" fo:min-height="0.2256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6" style:family="graphic">
      <style:graphic-properties draw:fill-color="#ffffff" draw:textarea-horizontal-align="justify" draw:textarea-vertical-align="middle" draw:auto-grow-height="false" fo:min-height="3.2327in" fo:min-width="5.3209in" loext:decorative="false" style:run-through="foreground" style:wrap="run-through" style:number-wrapped-paragraphs="no-limit" style:vertical-pos="from-top" style:horizontal-pos="from-left" style:horizontal-rel="paragraph"/>
    </style:style>
    <style:style style:name="gr17" style:family="graphic">
      <style:graphic-properties draw:stroke="none" svg:stroke-color="#000000" draw:fill="none" draw:fill-color="#ffffff" fo:min-height="0.230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8" style:family="graphic">
      <style:graphic-properties draw:fill-color="#ffffff" draw:textarea-horizontal-align="justify" draw:textarea-vertical-align="middle" draw:auto-grow-height="false" fo:min-height="4.4709in" fo:min-width="3.3126in" loext:decorative="false"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DD 330 Final Project Proposal: “<text:span text:style-name="T1">Movie Watchlist”</text:span></text:p>
      <text:p text:style-name="P2"/>
      <text:p text:style-name="P3">Overview</text:p>
      <text:p text:style-name="P4">Movie Watchlist is a web application that is capable of searching for movies and putting them into a watch list. Because I have a list of movie to watch on my own, I thought it will be nice to make it into an application. The problem it mainly solves is putting the search part and list part in one application, making it easy for movies lovers.</text:p>
      <text:p text:style-name="P4"/>
      <text:p text:style-name="P3">Target Audience</text:p>
      <text:p text:style-name="P5">Target audience would obviously be people who love movies and have a lot of movies wanting to watch.</text:p>
      <text:p text:style-name="P5"/>
      <text:p text:style-name="P3">Major Functions</text:p>
      <text:p text:style-name="P5">1. Search Movies: users can easily search movies using keywords or titles.</text:p>
      <text:p text:style-name="P5">2. Edit Watch List: users can add, remove, or sort movies within their watch list.</text:p>
      <text:p text:style-name="P5">3. Share List: the watch list may be able to share with friends as a link.</text:p>
      <text:p text:style-name="P5">4. Suggest Movies: the application could suggest a random movie(s) every time the user visit the site.</text:p>
      <text:p text:style-name="P5">5. View Movie Details: users can click on the search result and see details like the synopsis, main cast, director, and ratings.</text:p>
      <text:p text:style-name="P5">6. <text:span text:style-name="T2">View Movies By Genre: users can view a list of movies by a chosen genre.</text:span></text:p>
      <text:p text:style-name="P6">7. Favorite Movie List: more than a to-watch list, users can add their favorite movies to a separate list.</text:p>
      <text:p text:style-name="P6">8. Responsive Design: the application will be responsive and easy to use for both desktop and mobile users.</text:p>
      <text:p text:style-name="P6"/>
      <text:p text:style-name="P3">Wireframes</text:p>
      <text:p text:style-name="P7">Search Page (index.html) Desktop</text:p>
      <text:p text:style-name="P8"><draw:custom-shape text:anchor-type="paragraph" draw:z-index="1" draw:name="Shape 3" draw:style-name="gr1" draw:text-style-name="P9" svg:width="5.3213in" svg:height="0.3657in" svg:x="0in" svg:y="0in"><text:p/><draw:enhanced-geometry svg:viewBox="0 0 21600 21600" draw:type="rectangle" draw:enhanced-path="M 0 0 L 21600 0 21600 21600 0 21600 0 0 Z N"/></draw:custom-shape><draw:custom-shape text:anchor-type="paragraph" draw:z-index="2" draw:name="Shape 4" draw:style-name="gr2" draw:text-style-name="P10" svg:width="0.4378in" svg:height="0.3657in" svg:x="0in" svg:y="0in"><text:p/><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draw:custom-shape><draw:custom-shape text:anchor-type="paragraph" draw:z-index="3" draw:name="Shape 5" draw:style-name="gr3" svg:width="0.8921in" svg:height="0.3657in" svg:x="4.4291in" svg:y="0in"><text:p text:style-name="P11">Search List</text:p><draw:enhanced-geometry svg:viewBox="0 0 21600 21600" draw:type="rectangle" draw:enhanced-path="M 0 0 L 21600 0 21600 21600 0 21600 0 0 Z N"/></draw:custom-shape><draw:custom-shape text:anchor-type="paragraph" draw:z-index="4" draw:name="Shape 6" draw:style-name="gr4" svg:width="2.9921in" svg:height="0.2087in" svg:x="1.2457in" svg:y="0.8654in"><text:p/><draw:enhanced-geometry svg:viewBox="0 0 21600 21600" draw:type="rectangle" draw:enhanced-path="M 0 0 L 21600 0 21600 21600 0 21600 0 0 Z N"/></draw:custom-shape><draw:frame text:anchor-type="paragraph" draw:z-index="5" draw:name="Text Frame 1" draw:style-name="gr5" draw:text-style-name="P12" svg:width="2.0752in" svg:height="0.3252in" svg:x="0.5543in" svg:y="0.0402in"><draw:text-box><text:p><text:span text:style-name="T3">Movie Watch List</text:span></text:p></draw:text-box></draw:frame><draw:custom-shape text:anchor-type="paragraph" draw:z-index="6" draw:name="Shape 7" draw:style-name="gr6" svg:width="1.3087in" svg:height="1.6752in" svg:x="0.2626in" svg:y="1.290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switched="true" draw:handle-range-y-minimum="0" draw:handle-range-y-maximum="10800" draw:handle-position="left $0" draw:handle-position-x="left" draw:handle-position-y="$0"/></draw:enhanced-geometry></draw:custom-shape><draw:custom-shape text:anchor-type="paragraph" draw:z-index="7" draw:name="Shape 8" draw:style-name="gr7" svg:width="1.3169in" svg:height="1.7004in" svg:x="2.0291in" svg:y="1.290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switched="true" draw:handle-range-y-minimum="0" draw:handle-range-y-maximum="10800" draw:handle-position="left $0" draw:handle-position-x="left" draw:handle-position-y="$0"/></draw:enhanced-geometry></draw:custom-shape><draw:custom-shape text:anchor-type="paragraph" draw:z-index="8" draw:name="Shape 9" draw:style-name="gr8" svg:width="1.3504in" svg:height="1.7004in" svg:x="3.6626in" svg:y="1.2819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switched="true" draw:handle-range-y-minimum="0" draw:handle-range-y-maximum="10800" draw:handle-position="left $0" draw:handle-position-x="left" draw:handle-position-y="$0"/></draw:enhanced-geometry></draw:custom-shape><draw:frame text:anchor-type="paragraph" draw:z-index="25" draw:name="Text Frame 4" draw:style-name="gr9" draw:text-style-name="P14" svg:width="0.6252in" svg:height="0.2406in" svg:x="2.3374in" svg:y="0.4902in"><draw:text-box><text:p text:style-name="P13"><text:span text:style-name="T4">Search</text:span></text:p></draw:text-box></draw:frame><draw:custom-shape text:anchor-type="as-char" svg:y="-2.1035in" draw:z-index="0" draw:name="Shape 1" draw:style-name="gr10" draw:text-style-name="P9" svg:width="5.3213in" svg:height="3.3657in"><text:p/><draw:enhanced-geometry svg:viewBox="0 0 21600 21600" draw:type="rectangle" draw:enhanced-path="M 0 0 L 21600 0 21600 21600 0 21600 0 0 Z N"/></draw:custom-shape></text:p>
      <text:p text:style-name="P8"/>
      <text:p text:style-name="P8"/>
      <text:p text:style-name="P8"/>
      <text:p text:style-name="P8"/>
      <text:p text:style-name="P15"><text:span text:style-name="T5">Search Page </text:span>Mobile</text:p>
      <text:p text:style-name="P16"><draw:custom-shape text:anchor-type="paragraph" draw:z-index="10" draw:name="Shape 11" draw:style-name="gr11" draw:text-style-name="P9" svg:width="3.2961in" svg:height="0.3657in" svg:x="0in" svg:y="0in"><text:p/><draw:enhanced-geometry svg:viewBox="0 0 21600 21600" draw:type="rectangle" draw:enhanced-path="M 0 0 L 21600 0 21600 21600 0 21600 0 0 Z N"/></draw:custom-shape><draw:custom-shape text:anchor-type="paragraph" draw:z-index="11" draw:name="Shape 12" draw:style-name="gr2" draw:text-style-name="P10" svg:width="0.4378in" svg:height="0.3657in" svg:x="0in" svg:y="0in"><text:p/><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draw:custom-shape><draw:custom-shape text:anchor-type="paragraph" draw:z-index="12" draw:name="Shape 13" draw:style-name="gr12" svg:width="0.3087in" svg:height="0.3657in" svg:x="2.9874in" svg:y="0in"><text:p text:style-name="P17"><text:span text:style-name="Source_20_Text">☰</text:span> </text:p><draw:enhanced-geometry svg:viewBox="0 0 21600 21600" draw:type="rectangle" draw:enhanced-path="M 0 0 L 21600 0 21600 21600 0 21600 0 0 Z N"/></draw:custom-shape><draw:custom-shape text:anchor-type="paragraph" draw:z-index="13" draw:name="Shape 14" draw:style-name="gr13" svg:width="2.6835in" svg:height="0.2087in" svg:x="0.2874in" svg:y="0.8654in"><text:p/><draw:enhanced-geometry svg:viewBox="0 0 21600 21600" draw:type="rectangle" draw:enhanced-path="M 0 0 L 21600 0 21600 21600 0 21600 0 0 Z N"/></draw:custom-shape><draw:frame text:anchor-type="paragraph" draw:z-index="14" draw:name="Text Frame 2" draw:style-name="gr5" draw:text-style-name="P12" svg:width="2.0752in" svg:height="0.3252in" svg:x="0.5957in" svg:y="0in"><draw:text-box><text:p><text:span text:style-name="T3">Movie Watch List</text:span></text:p></draw:text-box></draw:frame><draw:custom-shape text:anchor-type="paragraph" draw:z-index="15" draw:name="Shape 15" draw:style-name="gr6" svg:width="1.3087in" svg:height="1.6752in" svg:x="0.9043in" svg:y="1.290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switched="true" draw:handle-range-y-minimum="0" draw:handle-range-y-maximum="10800" draw:handle-position="left $0" draw:handle-position-x="left" draw:handle-position-y="$0"/></draw:enhanced-geometry></draw:custom-shape><draw:custom-shape text:anchor-type="paragraph" draw:z-index="16" draw:name="Shape 16" draw:style-name="gr7" svg:width="1.3169in" svg:height="1.7004in" svg:x="0.8874in" svg:y="3.190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switched="true" draw:handle-range-y-minimum="0" draw:handle-range-y-maximum="10800" draw:handle-position="left $0" draw:handle-position-x="left" draw:handle-position-y="$0"/></draw:enhanced-geometry></draw:custom-shape><draw:frame text:anchor-type="paragraph" draw:z-index="26" draw:name="Text Frame 5" draw:style-name="gr9" draw:text-style-name="P14" svg:width="0.6252in" svg:height="0.2406in" svg:x="1.3209in" svg:y="0.4736in"><draw:text-box><text:p text:style-name="P13"><text:span text:style-name="T4">Search</text:span></text:p></draw:text-box></draw:frame><text:soft-page-break/><draw:custom-shape text:anchor-type="as-char" svg:y="-2.1035in" draw:z-index="9" draw:name="Shape 10" draw:style-name="gr14" draw:text-style-name="P9" svg:width="3.313in" svg:height="5.035in"><text:p/><draw:enhanced-geometry svg:viewBox="0 0 21600 21600" draw:type="rectangle" draw:enhanced-path="M 0 0 L 21600 0 21600 21600 0 21600 0 0 Z N"/></draw:custom-shape></text:p>
      <text:p text:style-name="P16"/>
      <text:p text:style-name="P18">List Page Desktop</text:p>
      <text:p text:style-name="P16"><draw:custom-shape text:anchor-type="paragraph" draw:z-index="18" draw:name="Shape 17" draw:style-name="gr1" draw:text-style-name="P9" svg:width="5.3213in" svg:height="0.3657in" svg:x="0in" svg:y="0in"><text:p/><draw:enhanced-geometry svg:viewBox="0 0 21600 21600" draw:type="rectangle" draw:enhanced-path="M 0 0 L 21600 0 21600 21600 0 21600 0 0 Z N"/></draw:custom-shape><draw:custom-shape text:anchor-type="paragraph" draw:z-index="19" draw:name="Shape 18" draw:style-name="gr2" draw:text-style-name="P10" svg:width="0.4378in" svg:height="0.3657in" svg:x="0in" svg:y="0in"><text:p/><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draw:custom-shape><draw:custom-shape text:anchor-type="paragraph" draw:z-index="20" draw:name="Shape 19" draw:style-name="gr3" svg:width="0.8921in" svg:height="0.3657in" svg:x="4.4291in" svg:y="0in"><text:p text:style-name="P11">Search List</text:p><draw:enhanced-geometry svg:viewBox="0 0 21600 21600" draw:type="rectangle" draw:enhanced-path="M 0 0 L 21600 0 21600 21600 0 21600 0 0 Z N"/></draw:custom-shape><draw:frame text:anchor-type="paragraph" draw:z-index="21" draw:name="Text Frame 3" draw:style-name="gr5" draw:text-style-name="P12" svg:width="2.0752in" svg:height="0.3252in" svg:x="0.5457in" svg:y="0.0402in"><draw:text-box><text:p><text:span text:style-name="T3">Movie Watch List</text:span></text:p></draw:text-box></draw:frame><draw:custom-shape text:anchor-type="paragraph" draw:z-index="22" draw:name="Shape 21" draw:style-name="gr6" svg:width="1.3087in" svg:height="1.6752in" svg:x="0.2626in" svg:y="1.0319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switched="true" draw:handle-range-y-minimum="0" draw:handle-range-y-maximum="10800" draw:handle-position="left $0" draw:handle-position-x="left" draw:handle-position-y="$0"/></draw:enhanced-geometry></draw:custom-shape><draw:custom-shape text:anchor-type="paragraph" draw:z-index="23" draw:name="Shape 22" draw:style-name="gr7" svg:width="1.3169in" svg:height="1.7004in" svg:x="1.9791in" svg:y="1.0236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switched="true" draw:handle-range-y-minimum="0" draw:handle-range-y-maximum="10800" draw:handle-position="left $0" draw:handle-position-x="left" draw:handle-position-y="$0"/></draw:enhanced-geometry></draw:custom-shape><draw:custom-shape text:anchor-type="paragraph" draw:z-index="24" draw:name="Shape 23" draw:style-name="gr8" svg:width="1.3504in" svg:height="1.7004in" svg:x="3.5957in" svg:y="1.0154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switched="true" draw:handle-range-y-minimum="0" draw:handle-range-y-maximum="10800" draw:handle-position="left $0" draw:handle-position-x="left" draw:handle-position-y="$0"/></draw:enhanced-geometry></draw:custom-shape><draw:frame text:anchor-type="paragraph" draw:z-index="27" draw:name="Text Frame 6" draw:style-name="gr15" draw:text-style-name="P14" svg:width="0.8421in" svg:height="0.2406in" svg:x="2.2957in" svg:y="0.6071in"><draw:text-box><text:p text:style-name="P13"><text:span text:style-name="T4">Your List</text:span></text:p></draw:text-box></draw:frame><draw:custom-shape text:anchor-type="as-char" svg:y="-2.1035in" draw:z-index="17" draw:name="Shape 2" draw:style-name="gr16" draw:text-style-name="P9" svg:width="5.3213in" svg:height="3.2331in"><text:p/><draw:enhanced-geometry svg:viewBox="0 0 21600 21600" draw:type="rectangle" draw:enhanced-path="M 0 0 L 21600 0 21600 21600 0 21600 0 0 Z N"/></draw:custom-shape></text:p>
      <text:p text:style-name="P16"/>
      <text:p text:style-name="P19">List Page Mobile</text:p>
      <text:p text:style-name="P20"/>
      <text:p text:style-name="P21"><draw:custom-shape text:anchor-type="paragraph" draw:z-index="29" draw:name="Shape 24" draw:style-name="gr11" draw:text-style-name="P9" svg:width="3.2961in" svg:height="0.3657in" svg:x="0in" svg:y="0in"><text:p/><draw:enhanced-geometry svg:viewBox="0 0 21600 21600" draw:type="rectangle" draw:enhanced-path="M 0 0 L 21600 0 21600 21600 0 21600 0 0 Z N"/></draw:custom-shape><draw:custom-shape text:anchor-type="paragraph" draw:z-index="30" draw:name="Shape 25" draw:style-name="gr2" draw:text-style-name="P10" svg:width="0.4378in" svg:height="0.3657in" svg:x="0in" svg:y="0in"><text:p/><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draw:custom-shape><draw:custom-shape text:anchor-type="paragraph" draw:z-index="31" draw:name="Shape 26" draw:style-name="gr12" svg:width="0.3087in" svg:height="0.3657in" svg:x="2.9874in" svg:y="0in"><text:p text:style-name="P17"><text:span text:style-name="Source_20_Text">☰</text:span> </text:p><draw:enhanced-geometry svg:viewBox="0 0 21600 21600" draw:type="rectangle" draw:enhanced-path="M 0 0 L 21600 0 21600 21600 0 21600 0 0 Z N"/></draw:custom-shape><draw:frame text:anchor-type="paragraph" draw:z-index="32" draw:name="Text Frame 7" draw:style-name="gr5" draw:text-style-name="P12" svg:width="2.0752in" svg:height="0.3252in" svg:x="0.5957in" svg:y="0in"><draw:text-box><text:p><text:span text:style-name="T3">Movie Watch List</text:span></text:p></draw:text-box></draw:frame><draw:custom-shape text:anchor-type="paragraph" draw:z-index="33" draw:name="Shape 28" draw:style-name="gr6" svg:width="1.3087in" svg:height="1.6752in" svg:x="0.9874in" svg:y="0.8236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switched="true" draw:handle-range-y-minimum="0" draw:handle-range-y-maximum="10800" draw:handle-position="left $0" draw:handle-position-x="left" draw:handle-position-y="$0"/></draw:enhanced-geometry></draw:custom-shape><draw:custom-shape text:anchor-type="paragraph" draw:z-index="34" draw:name="Shape 29" draw:style-name="gr7" svg:width="1.3169in" svg:height="1.7004in" svg:x="0.9874in" svg:y="2.6736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switched="true" draw:handle-range-y-minimum="0" draw:handle-range-y-maximum="10800" draw:handle-position="left $0" draw:handle-position-x="left" draw:handle-position-y="$0"/></draw:enhanced-geometry></draw:custom-shape><draw:frame text:anchor-type="paragraph" draw:z-index="35" draw:name="Text Frame 8" draw:style-name="gr17" draw:text-style-name="P14" svg:width="0.8335in" svg:height="0.2406in" svg:x="1.2543in" svg:y="0.4736in"><draw:text-box><text:p text:style-name="P13"><text:span text:style-name="T4">Your List</text:span></text:p></draw:text-box></draw:frame><text:soft-page-break/><draw:custom-shape text:anchor-type="as-char" svg:y="-2.1035in" draw:z-index="28" draw:name="Shape 20" draw:style-name="gr18" draw:text-style-name="P9" svg:width="3.313in" svg:height="4.4713in"><text:p/><draw:enhanced-geometry svg:viewBox="0 0 21600 21600" draw:type="rectangle" draw:enhanced-path="M 0 0 L 21600 0 21600 21600 0 21600 0 0 Z N"/></draw:custom-shape></text:p>
      <text:p text:style-name="P15"/>
      <text:p text:style-name="P22">External Data</text:p>
      <text:p text:style-name="P23">IMDb API: the main API to fetch movie titles, cast, directors, etc.</text:p>
      <text:p text:style-name="P23">RottenTomato API: an alternative API that could give ratings and possibly critics from outside of IMDb.</text:p>
      <text:p text:style-name="P23"/>
      <text:p text:style-name="P3">Module List</text:p>
      <text:p text:style-name="P8">API Module: fetch data from external API</text:p>
      <text:p text:style-name="P8">Watch List Module: handles the editing of the user’s watch list</text:p>
      <text:p text:style-name="P8">Search Module: responsible for searching and displaying movies</text:p>
      <text:p text:style-name="P8"/>
      <text:p text:style-name="P3">Graphic Identity</text:p>
      <text:p text:style-name="P24">Color Scheme: <text:span text:style-name="T6">a dark, maybe even black background and white font; dark background because we usually watch movies with less light</text:span></text:p>
      <text:p text:style-name="P25"><text:span text:style-name="T7">Typography: </text:span><text:span text:style-name="T8">Playwrite NZ Basic </text:span><text:span text:style-name="T9">or similar, something casual and playful</text:span></text:p>
      <text:p text:style-name="P24">Application Icon: a <text:span text:style-name="T6">simplistic style </text:span>black and <text:span text:style-name="T6">white</text:span> projector <text:span text:style-name="T6">to match with the color scheme</text:span></text:p>
      <text:p text:style-name="P24"/>
      <text:p text:style-name="P3">Timeline</text:p>
      <text:p text:style-name="P26">Week 5:</text:p>
      <text:p text:style-name="P26"><text:tab/>Finish basic HTML for all necessary pages.</text:p>
      <text:p text:style-name="P26"><text:tab/>Style using CSS.</text:p>
      <text:p text:style-name="P27"><text:tab/>Implement API.</text:p>
      <text:p text:style-name="P26">Week 6:</text:p>
      <text:p text:style-name="P26"><text:tab/>Finish the search function and list function using JavaScript.</text:p>
      <text:p text:style-name="P26">Week 7:</text:p>
      <text:p text:style-name="P26"><text:soft-page-break/><text:tab/><text:span text:style-name="T10">Review project and polish.</text:span></text:p>
      <text:p text:style-name="P26"><text:tab/><text:span text:style-name="T10">Check up for any errors before submission.</text:span></text:p>
      <text:p text:style-name="P28"/>
      <text:p text:style-name="P3">Project Planning</text:p>
      <text:p text:style-name="P29">https://trello.com/b/vnNgNRrm/final-project</text:p>
      <text:p text:style-name="P29"/>
      <text:p text:style-name="P3">Challenges</text:p>
      <text:p text:style-name="P30">Working with external API might take more time than expected <text:span text:style-name="T11">due to lack of experienc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HK" svg:font-family="'Noto Sans HK'" style:font-family-generic="system" style:font-pitch="variable"/>
    <style:font-face style:name="Noto Serif TC" svg:font-family="'Noto Serif TC'" style:font-family-generic="system" style:font-pitch="variable"/>
    <style:font-face style:name="細明體" svg:font-family="細明體"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TC" style:font-size-asian="10.5pt" style:language-asian="zh" style:country-asian="HK"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TC" style:font-size-asian="10.5pt" style:language-asian="zh" style:country-asian="HK"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HK" style:font-family-asian="'Noto Sans HK'"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Drawing" style:family="paragraph" style:parent-style-name="Caption" style:class="extra"/>
    <style:style style:name="Source_20_Text" style:display-name="Source Text" style:family="text">
      <style:text-properties style:font-name="Liberation Mono" fo:font-family="'Liberation Mono'" style:font-family-generic="modern" style:font-pitch="fixed" style:font-name-asian="細明體" style:font-family-asian="細明體"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8T12:42:24.126870900</meta:creation-date>
    <dc:date>2026-03-28T18:37:29.994381000</dc:date>
    <meta:editing-duration>PT5H9M39S</meta:editing-duration>
    <meta:editing-cycles>19</meta:editing-cycles>
    <meta:generator>LibreOffice/25.8.5.2$Windows_X86_64 LibreOffice_project/9c8b85f387cc00a89945a79c9e6239f32e450ac2</meta:generator>
    <meta:document-statistic meta:table-count="0" meta:image-count="0" meta:object-count="0" meta:page-count="4" meta:paragraph-count="52" meta:word-count="418" meta:character-count="2476" meta:non-whitespace-character-count="2099"/>
  </office:meta>
</office:document-meta>
</file>